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ff00" loext:opacity="100%" fo:font-size="11.25pt" fo:letter-spacing="normal" fo:font-style="normal" fo:font-weight="normal" officeooo:paragraph-rsid="00176333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ff00" loext:opacity="100%" fo:letter-spacing="normal"/>
    </style:style>
    <style:style style:name="P3" style:family="paragraph" style:parent-style-name="Preformatted_20_Text">
      <style:paragraph-properties fo:margin-top="0in" fo:margin-bottom="0.1965in" style:contextual-spacing="false" fo:text-align="start" style:justify-single-word="false" fo:orphans="2" fo:widows="2"/>
      <style:text-properties fo:font-variant="normal" fo:text-transform="none" fo:color="#00ff00" loext:opacity="100%" fo:letter-spacing="normal"/>
    </style:style>
    <style:style style:name="P4" style:family="paragraph" style:parent-style-name="Standard">
      <style:text-properties officeooo:paragraph-rsid="00176333"/>
    </style:style>
    <style:style style:name="T1" style:family="text">
      <style:text-properties fo:font-size="11.25pt" fo:font-style="normal" fo:font-weight="normal"/>
    </style:style>
    <style:style style:name="T2" style:family="text">
      <style:text-properties fo:font-variant="normal" fo:text-transform="none" fo:color="#00ff00" loext:opacity="100%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8"/>_.-.._ <text:s text:c="8"/>_._</text:p>
      <text:p text:style-name="P2"><text:s text:c="37"/><text:span text:style-name="T1">_,/^^,y./ <text:s/>^^^^"""^^\= \</text:span></text:p>
      <text:p text:style-name="P2"><text:s text:c="37"/><text:span text:style-name="T1">\y###XX;/ <text:s/>/ <text:s text:c="4"/>\ <text:s text:c="3"/>^\^\</text:span></text:p>
      <text:p text:style-name="P2"><text:s text:c="39"/><text:span text:style-name="T1">`\Y^ <text:s text:c="2"/>/ <text:s text:c="2"/>.-==||==-.)^^</text:span></text:p>
      <text:p text:style-name="P2"><text:s text:c="19"/><text:span text:style-name="T1">,.-=""""=-.__ <text:s text:c="6"/>/^ ( <text:s/>( <text:s text:c="2"/>-/&lt;0&gt;++&lt;0&gt;(</text:span></text:p>
      <text:p text:style-name="P2"><text:s text:c="17"/><text:span text:style-name="T1">.^ <text:s text:c="5"/>.: . . :^===(^ \ ( <text:s/>( <text:s/>/```^^^^^^^)</text:span></text:p>
      <text:p text:style-name="P2"><text:s text:c="16"/><text:span text:style-name="T1">/ <text:s text:c="5"/>.: .,GGGGp,_ .( <text:s text:c="2"/>\ <text:s text:c="2"/>/ <text:s text:c="3"/>/-(o'~'o))</text:span></text:p>
      <text:p text:style-name="P2"><text:s text:c="14"/><text:span text:style-name="T1">.^ <text:s text:c="5"/>: . gGG"""YGG}. \ <text:s text:c="2"/>) <text:s text:c="2"/>/ / <text:s/>_/-====-\</text:span></text:p>
      <text:p text:style-name="P2"><text:s text:c="13"/><text:span text:style-name="T1">/ <text:s text:c="6"/>(. .gGP <text:s/>__ ~~ . .\ <text:s/>\ <text:s/>( <text:s text:c="3"/>( <text:s/>_.---._)</text:span></text:p>
      <text:p text:style-name="P2"><text:s text:c="12"/><text:span text:style-name="T1">/ <text:s text:c="7"/>(. (GGb,,)GGp. . . \_-^-.__(_ /______./</text:span></text:p>
      <text:p text:style-name="P2"><text:s text:c="11"/><text:span text:style-name="T1">( <text:s text:c="9"/>\ . `"!GGP^ . . . . ^=-._--_--^^^^^~)</text:span></text:p>
      <text:p text:style-name="P2"><text:s text:c="11"/><text:span text:style-name="T1">( <text:s text:c="7"/>/^^^\_. . . . . . . . . . . . . . . . )</text:span></text:p>
      <text:p text:style-name="P2"><text:s text:c="11"/><text:span text:style-name="T1">) <text:s text:c="6"/>/ <text:s text:c="4"/>/._. . . . . . . . . . . . . ._.=)</text:span></text:p>
      <text:p text:style-name="P2"><text:s text:c="11"/><text:span text:style-name="T1">\ <text:s text:c="5"/>/ <text:s text:c="5"/>| <text:s/>^"=.. . . . . . . ._++""\"^ <text:s text:c="3"/>\</text:span></text:p>
      <text:p text:style-name="P2"><text:s text:c="12"/><text:span text:style-name="T1">\ <text:s text:c="3"/>| <text:s text:c="6"/>| <text:s text:c="6"/>)^|^^~'---'~^^ <text:s text:c="5"/>\ <text:s text:c="4"/>)</text:span></text:p>
      <text:p text:style-name="P2"><text:s text:c="12"/><text:span text:style-name="T1">) <text:s text:c="2"/>/ <text:s text:c="7"/>) <text:s text:c="5"/>/ <text:s text:c="2"/>\ <text:s text:c="16"/>\ <text:s text:c="3"/>\</text:span></text:p>
      <text:p text:style-name="P2"><text:s text:c="12"/><text:span text:style-name="T1">|` <text:s/>| <text:s text:c="7"/>\ <text:s text:c="4"/>/\ <text:s text:c="3"/>\ <text:s text:c="15"/>( <text:s text:c="3"/>/</text:span></text:p>
      <text:p text:style-name="P2"><text:s text:c="12"/><text:span text:style-name="T1">| <text:s text:c="2"/>| <text:s text:c="8"/>( <text:s text:c="2"/>( <text:s/>\ . .\ <text:s text:c="14"/>| <text:s text:c="2"/>(</text:span></text:p>
      <text:p text:style-name="P2"><text:s text:c="12"/><text:span text:style-name="T1">) <text:s text:c="2"/>| <text:s text:c="8"/>) <text:s text:c="2"/>) <text:s text:c="2"/>^^^^^^ <text:s text:c="13"/>| <text:s text:c="2"/>|</text:span></text:p>
      <text:p text:style-name="P2"><text:s text:c="11"/><text:span text:style-name="T1">/. . \ <text:s text:c="8"/>| <text:s/>'| <text:s text:c="22"/>) <text:s text:c="2"/>(</text:span></text:p>
      <text:p text:style-name="P2"><text:s text:c="11"/><text:span text:style-name="T1">^^^^^^ <text:s text:c="8"/>) <text:s text:c="3"/>\ <text:s text:c="21"/>/. . \</text:span></text:p>
      <text:p text:style-name="P2"><text:s text:c="27"/><text:span text:style-name="T1">/ . . \ <text:s text:c="20"/>^^^^^^</text:span></text:p>
      <text:p text:style-name="P3"><text:s text:c="27"/><text:span text:style-name="T1">^^^^^^^</text:span></text:p>
      <text:p text:style-name="P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20:24.076800466</meta:creation-date>
    <dc:date>2023-09-17T14:22:27.360008808</dc:date>
    <meta:editing-duration>PT2M3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23" meta:word-count="174" meta:character-count="1353" meta:non-whitespace-character-count="430"/>
  </office:meta>
</office:document-meta>
</file>